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3cm" svg:stroke-color="#ff6633" draw:marker-start-width="0.65cm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35cm" svg:height="2.1cm" svg:x="8.9cm" svg:y="7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4.6cm" svg:height="0.6cm" svg:x="2.775cm" svg:y="7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5cm" svg:height="1.325cm" svg:x="4.425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4.275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6.075cm" svg:y="6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5.925cm" svg:y="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7.725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7.575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12.2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2.05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13.85cm" svg:y="6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3.7cm" svg:y="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15.5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5.35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1.35cm" svg:height="2.249cm" svg:x="4.75cm" svg:y="5.1cm" svg:viewBox="0 0 1351 2250" svg:d="m625 0c675 275 501 1308 726 2250-450 0-901 0-1351 0 225-942-175-2025 625-2250zm726 2250z">
          <text:p/>
        </draw:path>
        <draw:custom-shape draw:style-name="gr3" draw:text-style-name="P1" draw:layer="layout" svg:width="1.725cm" svg:height="1.8cm" svg:x="4.55cm" svg:y="3.42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polyline draw:style-name="gr4" draw:text-style-name="P1" draw:layer="layout" svg:width="2.12cm" svg:height="0.927cm" draw:transform="rotate (-0.907571211037051) translate (5.475cm 6.975cm)" svg:viewBox="0 0 2121 928" draw:points="0,0 1015,0 1432,928 2121,737">
          <text:p/>
        </draw:polyline>
        <draw:polyline draw:style-name="gr4" draw:text-style-name="P1" draw:layer="layout" svg:width="1.505cm" svg:height="1.093cm" draw:transform="skewX (0.583812634792103) rotate (-0.595157274930067) translate (5.4cm 5.2cm)" svg:viewBox="0 0 1506 1094" draw:points="0,0 980,1094 1506,449 1093,27">
          <text:p/>
        </draw:polyline>
        <draw:custom-shape draw:style-name="gr1" draw:text-style-name="P1" draw:layer="layout" svg:width="0.35cm" svg:height="1.325cm" svg:x="15.525cm" svg:y="6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6cm" svg:height="0.7cm" svg:x="15.425cm" svg:y="5.67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0.35cm" svg:height="1.325cm" svg:x="13.875cm" svg:y="6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6cm" svg:height="0.7cm" svg:x="13.775cm" svg:y="5.72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2" draw:text-style-name="P1" draw:layer="layout" svg:width="1.35cm" svg:height="2.249cm" svg:x="14.199cm" svg:y="5.05cm" svg:viewBox="0 0 1351 2250" svg:d="m726 0c-675 275-501 1308-726 2250 450 0 901 0 1351 0-225-942 175-2025-625-2250zm-726 2250z">
          <text:p/>
        </draw:path>
        <draw:custom-shape draw:style-name="gr3" draw:text-style-name="P1" draw:layer="layout" svg:width="1.725cm" svg:height="1.8cm" svg:x="14.024cm" svg:y="3.375cm">
          <text:p/>
          <draw:enhanced-geometry svg:viewBox="0 0 21600 21600" draw:glue-points="10800 0 3163 3163 0 10800 3163 18437 10800 21600 18437 18437 21600 10800 18437 3163" draw:text-areas="3163 3163 18437 18437" draw:mirror-horizontal="tru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polyline draw:style-name="gr4" draw:text-style-name="P1" draw:layer="layout" svg:width="2.12cm" svg:height="0.927cm" draw:transform="rotate (0.907745743962251) translate (13.5193480953221cm 8.59650819392103cm)" svg:viewBox="0 0 2121 928" draw:points="2121,0 1106,0 689,928 0,737">
          <text:p/>
        </draw:polyline>
        <draw:polyline draw:style-name="gr4" draw:text-style-name="P1" draw:layer="layout" svg:width="1.506cm" svg:height="1.093cm" draw:transform="skewX (-0.5846852994181) rotate (0.595157274930066) translate (13.652202264571cm 5.99482257941763cm)" svg:viewBox="0 0 1507 1094" draw:points="1507,0 526,1094 0,449 414,27">
          <text:p/>
        </draw:polyline>
        <draw:custom-shape draw:style-name="gr1" draw:text-style-name="P1" draw:layer="layout" svg:width="2.35cm" svg:height="2.1cm" svg:x="9.075cm" svg:y="22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4.6cm" svg:height="0.6cm" svg:x="2.95cm" svg:y="22.5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5cm" svg:height="1.325cm" svg:x="4.6cm" svg:y="21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4.45cm" svg:y="2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6.25cm" svg:y="2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6.1cm" svg:y="2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7.9cm" svg:y="2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7.75cm" svg:y="2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12.375cm" svg:y="2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2.225cm" svg:y="2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14.025cm" svg:y="2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3.875cm" svg:y="2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5cm" svg:height="1.325cm" svg:x="15.675cm" svg:y="2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7cm" svg:x="15.525cm" svg:y="2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1.35cm" svg:height="2.249cm" svg:x="3.225cm" svg:y="20.125cm" svg:viewBox="0 0 1351 2250" svg:d="m625 0c675 275 501 1308 726 2250-450 0-901 0-1351 0 225-942-175-2025 625-2250zm726 2250z">
          <text:p/>
        </draw:path>
        <draw:custom-shape draw:style-name="gr3" draw:text-style-name="P1" draw:layer="layout" svg:width="1.725cm" svg:height="1.8cm" svg:x="3.025cm" svg:y="18.4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polyline draw:style-name="gr4" draw:text-style-name="P1" draw:layer="layout" svg:width="2.12cm" svg:height="0.927cm" draw:transform="rotate (-0.907571211037051) translate (3.95cm 22cm)" svg:viewBox="0 0 2121 928" draw:points="0,0 1015,0 1432,928 2121,737">
          <text:p/>
        </draw:polyline>
        <draw:polyline draw:style-name="gr4" draw:text-style-name="P1" draw:layer="layout" svg:width="1.505cm" svg:height="1.093cm" draw:transform="skewX (0.583812634792103) rotate (-0.595157274930067) translate (3.875cm 20.225cm)" svg:viewBox="0 0 1506 1094" draw:points="0,0 980,1094 1506,449 1093,27">
          <text:p/>
        </draw:polyline>
        <draw:custom-shape draw:style-name="gr1" draw:text-style-name="P1" draw:layer="layout" svg:width="0.35cm" svg:height="1.325cm" svg:x="15.7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6cm" svg:height="0.7cm" svg:x="15.6cm" svg:y="20.77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0.35cm" svg:height="1.325cm" svg:x="14.05cm" svg:y="2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6cm" svg:height="0.7cm" svg:x="13.95cm" svg:y="20.82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2" draw:text-style-name="P1" draw:layer="layout" svg:width="1.35cm" svg:height="2.249cm" svg:x="14.374cm" svg:y="20.15cm" svg:viewBox="0 0 1351 2250" svg:d="m726 0c-675 275-501 1308-726 2250 450 0 901 0 1351 0-225-942 175-2025-625-2250zm-726 2250z">
          <text:p/>
        </draw:path>
        <draw:custom-shape draw:style-name="gr3" draw:text-style-name="P1" draw:layer="layout" svg:width="1.725cm" svg:height="1.8cm" svg:x="14.199cm" svg:y="18.475cm">
          <text:p/>
          <draw:enhanced-geometry svg:viewBox="0 0 21600 21600" draw:glue-points="10800 0 3163 3163 0 10800 3163 18437 10800 21600 18437 18437 21600 10800 18437 3163" draw:text-areas="3163 3163 18437 18437" draw:mirror-horizontal="tru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polyline draw:style-name="gr4" draw:text-style-name="P1" draw:layer="layout" svg:width="2.12cm" svg:height="0.927cm" draw:transform="rotate (0.907745743962251) translate (13.6943480953221cm 23.696508193921cm)" svg:viewBox="0 0 2121 928" draw:points="2121,0 1106,0 689,928 0,737">
          <text:p/>
        </draw:polyline>
        <draw:polyline draw:style-name="gr4" draw:text-style-name="P1" draw:layer="layout" svg:width="1.506cm" svg:height="1.093cm" draw:transform="skewX (-0.5846852994181) rotate (0.595157274930066) translate (13.827202264571cm 21.0948225794176cm)" svg:viewBox="0 0 1507 1094" draw:points="1507,0 526,1094 0,449 414,27">
          <text:p/>
        </draw:polyline>
        <draw:frame draw:style-name="gr5" draw:text-style-name="P2" draw:layer="layout" svg:width="8.097cm" svg:height="2.368cm" svg:x="6.003cm" svg:y="9.832cm">
          <draw:text-box>
            <text:p text:style-name="P2"><text:span text:style-name="T1">つりあい</text:span></text:p>
          </draw:text-box>
        </draw:frame>
        <draw:custom-shape draw:style-name="gr6" draw:text-style-name="P1" draw:layer="layout" svg:width="1.15cm" svg:height="1.7cm" svg:x="3.325cm" svg:y="16.575cm">
          <text:p/>
          <draw:enhanced-geometry svg:viewBox="0 0 21600 21600" draw:text-areas="?f0 ?f7 ?f2 21600" draw:type="up-arrow" draw:modifiers="12215.873015873 5329.6264118158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15cm" svg:height="1.7cm" svg:x="3.4cm" svg:y="24.05cm">
          <text:p/>
          <draw:enhanced-geometry svg:viewBox="0 0 21600 21600" draw:text-areas="?f0 ?f7 ?f2 21600" draw:mirror-vertical="true" draw:type="up-arrow" draw:modifiers="12215.873015873 5329.6264118158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3.766cm" svg:height="1.17cm" svg:x="5.35cm" svg:y="18.075cm">
          <draw:text-box>
            <text:p><text:span text:style-name="T2">どっち？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14T10:30:46.46</meta:creation-date>
    <meta:print-date>2015-11-14T10:37:49.89</meta:print-date>
    <dc:date>2015-11-16T19:26:33.99</dc:date>
    <meta:editing-duration>P2DT8H40M46S</meta:editing-duration>
    <meta:editing-cycles>1</meta:editing-cycles>
    <meta:document-statistic meta:object-count="56"/>
    <meta:generator>LibreOffice/3.4$Win32 LibreOffice_project/340m1$Build-203</meta:generator>
  </office:meta>
</office:document-meta>
</file>